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ime: 8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7.8739" calcext:value-type="float">
            <text:p>77.87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3178" calcext:value-type="float">
            <text:p>99.3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97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8.1424" calcext:value-type="float">
            <text:p>98.1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3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9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6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9461" calcext:value-type="float">
            <text:p>91.9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7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67.2184" calcext:value-type="float">
            <text:p>67.2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3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9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2.9646" calcext:value-type="float">
            <text:p>82.9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6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2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3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19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5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32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48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4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1112" calcext:value-type="float">
            <text:p>94.1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1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3.5736" calcext:value-type="float">
            <text:p>83.57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8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8.8096" calcext:value-type="float">
            <text:p>88.8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4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6307" calcext:value-type="float">
            <text:p>87.6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0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4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8.4778" calcext:value-type="float">
            <text:p>98.4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9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4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0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9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5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2.6088" calcext:value-type="float">
            <text:p>82.6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23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9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79.6517" calcext:value-type="float">
            <text:p>79.6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56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8212" calcext:value-type="float">
            <text:p>93.8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1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6.1892" calcext:value-type="float">
            <text:p>86.1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9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0.6461" calcext:value-type="float">
            <text:p>80.6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lligible Tot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78788" calcext:value-type="float">
            <text:p>0.87878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7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5.2554" calcext:value-type="float">
            <text:p>75.25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0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8.1823" calcext:value-type="float">
            <text:p>88.18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9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67.5964" calcext:value-type="float">
            <text:p>67.5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1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3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3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2988" calcext:value-type="float">
            <text:p>98.29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9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1.0117" calcext:value-type="float">
            <text:p>81.0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6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6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2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8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6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2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9523" calcext:value-type="float">
            <text:p>94.95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8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8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9.4585" calcext:value-type="float">
            <text:p>89.45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8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45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6.2304" calcext:value-type="float">
            <text:p>86.2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22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5.9322" calcext:value-type="float">
            <text:p>75.9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20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8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3849" calcext:value-type="float">
            <text:p>87.38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4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6.3661" calcext:value-type="float">
            <text:p>86.36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0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7147" calcext:value-type="float">
            <text:p>92.7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6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3.8669" calcext:value-type="float">
            <text:p>73.86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2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1725" calcext:value-type="float">
            <text:p>83.1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84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0.5557" calcext:value-type="float">
            <text:p>90.5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4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0.9732" calcext:value-type="float">
            <text:p>70.97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07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7158" calcext:value-type="float">
            <text:p>88.7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0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6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1.3363" calcext:value-type="float">
            <text:p>91.33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5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9.5395" calcext:value-type="float">
            <text:p>79.5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2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87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1778" calcext:value-type="float">
            <text:p>98.1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6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4.3019" calcext:value-type="float">
            <text:p>84.3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4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4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3.946" calcext:value-type="float">
            <text:p>83.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0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0.4394" calcext:value-type="float">
            <text:p>90.4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0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9.5019" calcext:value-type="float">
            <text:p>79.5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2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7.3032" calcext:value-type="float">
            <text:p>97.3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8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8172" calcext:value-type="float">
            <text:p>90.8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lligible Tot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%Memory</text:p>
          </table:table-cell>
          <table:table-cell office:value-type="float" office:value="0.918919" calcext:value-type="float">
            <text:p>0.91891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108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0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32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3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9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7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49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0.3999" calcext:value-type="float">
            <text:p>70.3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3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4.7129" calcext:value-type="float">
            <text:p>74.7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2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6262" calcext:value-type="float">
            <text:p>99.6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5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1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68.0332" calcext:value-type="float">
            <text:p>68.0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73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969" calcext:value-type="float">
            <text:p>91.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3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3849" calcext:value-type="float">
            <text:p>85.38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93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6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3.5472" calcext:value-type="float">
            <text:p>83.5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7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5.2586" calcext:value-type="float">
            <text:p>95.25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6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2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0.4534" calcext:value-type="float">
            <text:p>90.4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8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6395" calcext:value-type="float">
            <text:p>96.6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4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9.2613" calcext:value-type="float">
            <text:p>89.26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8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9.2067" calcext:value-type="float">
            <text:p>89.20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5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8199" calcext:value-type="float">
            <text:p>78.8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50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3.6027" calcext:value-type="float">
            <text:p>93.60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11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8.1444" calcext:value-type="float">
            <text:p>88.14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27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1.6144" calcext:value-type="float">
            <text:p>81.6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87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4387" calcext:value-type="float">
            <text:p>99.4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4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8.1328" calcext:value-type="float">
            <text:p>88.1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0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5.5835" calcext:value-type="float">
            <text:p>85.58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6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3.7531" calcext:value-type="float">
            <text:p>93.75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28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9.0373" calcext:value-type="float">
            <text:p>89.03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8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7242" calcext:value-type="float">
            <text:p>92.7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%Memory</text:p>
          </table:table-cell>
          <table:table-cell office:value-type="float" office:value="0.884615" calcext:value-type="float">
            <text:p>0.88461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307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4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8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1.5156" calcext:value-type="float">
            <text:p>91.5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45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lligible 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%Memor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2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5.0616" calcext:value-type="float">
            <text:p>75.06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93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68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2345" calcext:value-type="float">
            <text:p>92.2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2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1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8.0137" calcext:value-type="float">
            <text:p>98.0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67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0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6.0757" calcext:value-type="float">
            <text:p>96.0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7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5969" calcext:value-type="float">
            <text:p>5969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4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9.9221" calcext:value-type="float">
            <text:p>89.9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0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7533" calcext:value-type="float">
            <text:p>93.75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6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6332" calcext:value-type="float">
            <text:p>98.6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2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7.6399" calcext:value-type="float">
            <text:p>87.6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8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4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4454" calcext:value-type="float">
            <text:p>85.4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79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2304" calcext:value-type="float">
            <text:p>97.2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77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7356" calcext:value-type="float">
            <text:p>92.73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37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8.3854" calcext:value-type="float">
            <text:p>68.38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9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0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5.341" calcext:value-type="float">
            <text:p>85.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6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3.165" calcext:value-type="float">
            <text:p>93.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6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2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5.2185" calcext:value-type="float">
            <text:p>85.2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1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9.3391" calcext:value-type="float">
            <text:p>79.3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8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5.1345" calcext:value-type="float">
            <text:p>95.1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4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3.4327" calcext:value-type="float">
            <text:p>93.43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4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0.0119" calcext:value-type="float">
            <text:p>90.0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Elligible Tot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%Memory</text:p>
          </table:table-cell>
          <table:table-cell office:value-type="float" office:value="0.869565" calcext:value-type="float">
            <text:p>0.869565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139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6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3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1.7365" calcext:value-type="float">
            <text:p>91.73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0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7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8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4.9881" calcext:value-type="float">
            <text:p>94.9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95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5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9.8607" calcext:value-type="float">
            <text:p>69.8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58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31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379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87.0417" calcext:value-type="float">
            <text:p>87.04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245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6.0478" calcext:value-type="float">
            <text:p>76.0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43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66.133" calcext:value-type="float">
            <text:p>66.133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69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2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5.9397" calcext:value-type="float">
            <text:p>95.9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4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0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78.026" calcext:value-type="float">
            <text:p>78.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 Tot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%Memor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%Failur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8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8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7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7.737" calcext:value-type="float">
            <text:p>77.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46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2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84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0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8005" calcext:value-type="float">
            <text:p>98.8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6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8335" calcext:value-type="float">
            <text:p>98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8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4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0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0.0292" calcext:value-type="float">
            <text:p>90.0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6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5.4708" calcext:value-type="float">
            <text:p>85.4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2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23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9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6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2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4.8995" calcext:value-type="float">
            <text:p>84.8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0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7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32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4.0265" calcext:value-type="float">
            <text:p>94.0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9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0312" calcext:value-type="float">
            <text:p>88.0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5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8.8358" calcext:value-type="float">
            <text:p>68.83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4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07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6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7.5339" calcext:value-type="float">
            <text:p>87.5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5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9.7846" calcext:value-type="float">
            <text:p>69.7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1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7.84" calcext:value-type="float">
            <text:p>97.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70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9.2703" calcext:value-type="float">
            <text:p>89.27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5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1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lligible Tot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iag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777778" calcext:value-type="float">
            <text:p>0.777778</text:p>
          </table:table-cell>
          <table:table-cell office:value-type="string" calcext:value-type="string">
            <text:p><text:s/>%Failure</text:p>
          </table:table-cell>
          <table:table-cell office:value-type="float" office:value="0.0454545" calcext:value-type="float">
            <text:p>0.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11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7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7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89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9.6634" calcext:value-type="float">
            <text:p>99.66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49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53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6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7.7191" calcext:value-type="float">
            <text:p>87.7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2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8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4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1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8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1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4.5022" calcext:value-type="float">
            <text:p>74.5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9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80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7.506" calcext:value-type="float">
            <text:p>87.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4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1307" calcext:value-type="float">
            <text:p>98.1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0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2.3221" calcext:value-type="float">
            <text:p>82.3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7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0.1115" calcext:value-type="float">
            <text:p>90.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3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8342" calcext:value-type="float">
            <text:p>93.83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96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9.7669" calcext:value-type="float">
            <text:p>79.7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6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6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3734" calcext:value-type="float">
            <text:p>93.37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26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6686" calcext:value-type="float">
            <text:p>94.6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9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4.5471" calcext:value-type="float">
            <text:p>94.5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48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3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1.3062" calcext:value-type="float">
            <text:p>71.3062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280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7.8564" calcext:value-type="float">
            <text:p>97.85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87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6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3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92.8962" calcext:value-type="float">
            <text:p>92.8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 Tot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%Memor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/>%Failure</text:p>
          </table:table-cell>
          <table:table-cell office:value-type="float" office:value="0.0454545" calcext:value-type="float">
            <text:p>0.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145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9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6.0829" calcext:value-type="float">
            <text:p>76.08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9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6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3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0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1.5264" calcext:value-type="float">
            <text:p>71.5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35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2.0485" calcext:value-type="float">
            <text:p>72.0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9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1.7022" calcext:value-type="float">
            <text:p>91.7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5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3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0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7.4663" calcext:value-type="float">
            <text:p>97.46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6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8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66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5.4525" calcext:value-type="float">
            <text:p>95.45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3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67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7476" calcext:value-type="float">
            <text:p>92.7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2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291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1.9237" calcext:value-type="float">
            <text:p>81.9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5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86.2644" calcext:value-type="float">
            <text:p>86.26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241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6.6345" calcext:value-type="float">
            <text:p>96.6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247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3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3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9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6.1561" calcext:value-type="float">
            <text:p>76.1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5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6.9166" calcext:value-type="float">
            <text:p>96.9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6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75.7675" calcext:value-type="float">
            <text:p>75.7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6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0.4534" calcext:value-type="float">
            <text:p>90.4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5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2.2726" calcext:value-type="float">
            <text:p>82.27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2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054" calcext:value-type="float">
            <text:p>92.0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03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4105" calcext:value-type="float">
            <text:p>95.4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lligible Tot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%Memory</text:p>
          </table:table-cell>
          <table:table-cell office:value-type="float" office:value="0.821429" calcext:value-type="float">
            <text:p>0.82142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12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7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3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5156" calcext:value-type="float">
            <text:p>91.5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95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6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3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9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9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8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8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9.253" calcext:value-type="float">
            <text:p>89.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4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1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9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6.0879" calcext:value-type="float">
            <text:p>96.0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5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46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6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3.8442" calcext:value-type="float">
            <text:p>73.84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2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8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6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7583" calcext:value-type="float">
            <text:p>97.7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4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3.5731" calcext:value-type="float">
            <text:p>83.5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0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0.72" calcext:value-type="float">
            <text:p>80.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1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7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75.8863" calcext:value-type="float">
            <text:p>75.88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5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4866" calcext:value-type="float">
            <text:p>99.4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16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7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6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7.9995" calcext:value-type="float">
            <text:p>77.9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2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4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0233" calcext:value-type="float">
            <text:p>88.0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3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36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2.8594" calcext:value-type="float">
            <text:p>92.85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0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3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2.7349" calcext:value-type="float">
            <text:p>92.7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9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8.5903" calcext:value-type="float">
            <text:p>88.5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61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3.5412" calcext:value-type="float">
            <text:p>93.5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99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%Memory</text:p>
          </table:table-cell>
          <table:table-cell office:value-type="float" office:value="0.806452" calcext:value-type="float">
            <text:p>0.80645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: 67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7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0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486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1.6945" calcext:value-type="float">
            <text:p>81.6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61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9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1897" calcext:value-type="float">
            <text:p>97.1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5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4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4.1599" calcext:value-type="float">
            <text:p>74.15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0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8.0098" calcext:value-type="float">
            <text:p>88.00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6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41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7.8675" calcext:value-type="float">
            <text:p>87.86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0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39" calcext:value-type="float">
            <text:p>99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6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01" calcext:value-type="float">
            <text:p>99.5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2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1477" calcext:value-type="float">
            <text:p>99.1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9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73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3352" calcext:value-type="float">
            <text:p>98.3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33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3.7353" calcext:value-type="float">
            <text:p>93.7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9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5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6581" calcext:value-type="float">
            <text:p>99.6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42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4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88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4496" calcext:value-type="float">
            <text:p>91.44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4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1.4674" calcext:value-type="float">
            <text:p>81.46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85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1.8446" calcext:value-type="float">
            <text:p>81.84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4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0006" calcext:value-type="float">
            <text:p>99.0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33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81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8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88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99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6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2.2181" calcext:value-type="float">
            <text:p>82.2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2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67.42" calcext:value-type="float">
            <text:p>67.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%Memory</text:p>
          </table:table-cell>
          <table:table-cell office:value-type="float" office:value="0.862069" calcext:value-type="float">
            <text:p>0.86206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84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0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68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49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9784" calcext:value-type="float">
            <text:p>98.9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0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7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3339" calcext:value-type="float">
            <text:p>97.3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5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3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9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6571" calcext:value-type="float">
            <text:p>99.65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5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6.3287" calcext:value-type="float">
            <text:p>86.3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To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7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4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4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0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0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7.7883" calcext:value-type="float">
            <text:p>87.7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47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1.6749" calcext:value-type="float">
            <text:p>81.6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3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6.4804" calcext:value-type="float">
            <text:p>86.4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9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0.0047" calcext:value-type="float">
            <text:p>80.00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65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8.1554" calcext:value-type="float">
            <text:p>88.15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4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0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7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2988" calcext:value-type="float">
            <text:p>98.29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3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0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9.7064" calcext:value-type="float">
            <text:p>89.7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9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9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0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7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3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1117" calcext:value-type="float">
            <text:p>92.1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0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0.9212" calcext:value-type="float">
            <text:p>90.9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7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3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8.6409" calcext:value-type="float">
            <text:p>98.6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79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4855" calcext:value-type="float">
            <text:p>85.4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5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6.2494" calcext:value-type="float">
            <text:p>66.2494</text:p>
          </table:table-cell>
          <table:table-cell office:value-type="string" calcext:value-type="string">
            <text:p><text:s/>FAILURE 4</text:p>
          </table:table-cell>
          <table:table-cell office:value-type="float" office:value="66.2494" calcext:value-type="float">
            <text:p>66.2494</text:p>
          </table:table-cell>
          <table:table-cell office:value-type="string" calcext:value-type="string">
            <text:p><text:s/>FAILURE 4</text:p>
          </table:table-cell>
          <table:table-cell office:value-type="float" office:value="66.2494" calcext:value-type="float">
            <text:p>66.2494</text:p>
          </table:table-cell>
          <table:table-cell office:value-type="string" calcext:value-type="string">
            <text:p><text:s/>FAILURE 4</text:p>
          </table:table-cell>
          <table:table-cell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<text:s/>ELLI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07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3.2066" calcext:value-type="float">
            <text:p>93.20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4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70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8.5993" calcext:value-type="float">
            <text:p>78.5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6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3.2735" calcext:value-type="float">
            <text:p>83.2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6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5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3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09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2.3133" calcext:value-type="float">
            <text:p>92.3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5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50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3.9837" calcext:value-type="float">
            <text:p>93.9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lligible To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emory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%Memory</text:p>
          </table:table-cell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<text:s/>%Failure</text:p>
          </table:table-cell>
          <table:table-cell office:value-type="float" office:value="0.137931" calcext:value-type="float">
            <text:p>0.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142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9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8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08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4.7285" calcext:value-type="float">
            <text:p>74.7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71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2.9629" calcext:value-type="float">
            <text:p>82.96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31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9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1692" calcext:value-type="float">
            <text:p>85.1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84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2.1415" calcext:value-type="float">
            <text:p>92.14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44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7.4784" calcext:value-type="float">
            <text:p>77.47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81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1.5498" calcext:value-type="float">
            <text:p>91.54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41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9645" calcext:value-type="float">
            <text:p>96.9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0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6714" calcext:value-type="float">
            <text:p>96.67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62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1748" calcext:value-type="float">
            <text:p>90.1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2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0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66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72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5.4666" calcext:value-type="float">
            <text:p>95.4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87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8.1375" calcext:value-type="float">
            <text:p>98.1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87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37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0.7107" calcext:value-type="float">
            <text:p>70.7107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02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438" calcext:value-type="float">
            <text:p>99.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84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1.9397" calcext:value-type="float">
            <text:p>91.93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4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8.98" calcext:value-type="float">
            <text:p>98.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0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6.1862" calcext:value-type="float">
            <text:p>96.18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7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68.3138" calcext:value-type="float">
            <text:p>68.3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99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1.8769" calcext:value-type="float">
            <text:p>81.87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59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3467" calcext:value-type="float">
            <text:p>95.3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3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3441" calcext:value-type="float">
            <text:p>94.3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9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6.6484" calcext:value-type="float">
            <text:p>96.64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Elligible Tot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lligible Diag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ail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oryTo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%Memory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<text:s/>%Failure</text:p>
          </table:table-cell>
          <table:table-cell office:value-type="float" office:value="0.0416667" calcext:value-type="float">
            <text:p>0.04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0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7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4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0.0383" calcext:value-type="float">
            <text:p>70.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50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0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0.0778" calcext:value-type="float">
            <text:p>80.0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668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66.985" calcext:value-type="float">
            <text:p>66.985</text:p>
          </table:table-cell>
          <table:table-cell office:value-type="string" calcext:value-type="string">
            <text:p><text:s/>FAILURE 1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82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4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1.231" calcext:value-type="float">
            <text:p>81.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0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8346" calcext:value-type="float">
            <text:p>98.8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6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5.39" calcext:value-type="float">
            <text:p>95.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130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2199" calcext:value-type="float">
            <text:p>94.2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9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25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03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7.6816" calcext:value-type="float">
            <text:p>67.6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02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8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1.62" calcext:value-type="float">
            <text:p>91.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58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52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5.3459" calcext:value-type="float">
            <text:p>95.3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58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8771" calcext:value-type="float">
            <text:p>98.8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29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2546" calcext:value-type="float">
            <text:p>99.2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3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68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7.4426" calcext:value-type="float">
            <text:p>87.44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2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8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7.8263" calcext:value-type="float">
            <text:p>97.8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7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8.9784" calcext:value-type="float">
            <text:p>98.9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54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3115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8.8706" calcext:value-type="float">
            <text:p>88.8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83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1.1837" calcext:value-type="float">
            <text:p>71.18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43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0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4.6801" calcext:value-type="float">
            <text:p>74.6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364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4.0086" calcext:value-type="float">
            <text:p>94.0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25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503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78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9.6854" calcext:value-type="float">
            <text:p>89.68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lligible Tot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%Memory</text:p>
          </table:table-cell>
          <table:table-cell office:value-type="float" office:value="0.870968" calcext:value-type="float">
            <text:p>0.870968</text:p>
          </table:table-cell>
          <table:table-cell office:value-type="string" calcext:value-type="string">
            <text:p><text:s/>%Failure</text:p>
          </table:table-cell>
          <table:table-cell office:value-type="float" office:value="0.0689655" calcext:value-type="float">
            <text:p>0.0689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02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6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27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2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1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4.2062" calcext:value-type="float">
            <text:p>84.2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73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4.0671" calcext:value-type="float">
            <text:p>94.06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51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0.386" calcext:value-type="float">
            <text:p>80.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2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7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33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0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5.0263" calcext:value-type="float">
            <text:p>95.02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01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61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4.1306" calcext:value-type="float">
            <text:p>84.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2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168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4" office:value-type="float" office:value="98.4673" calcext:value-type="float">
            <text:p>98.4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3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6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2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8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7251" calcext:value-type="float">
            <text:p>90.7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32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table:number-columns-repeated="5" office:value-type="float" office:value="96.9645" calcext:value-type="float">
            <text:p>96.9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: 2598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0022" calcext:value-type="float">
            <text:p>99.0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6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27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0.4534" calcext:value-type="float">
            <text:p>90.4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78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68.8495" calcext:value-type="float">
            <text:p>68.84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1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98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3333" calcext:value-type="float">
            <text:p>99.3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4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6.3871" calcext:value-type="float">
            <text:p>96.3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43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20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6.251" calcext:value-type="float">
            <text:p>96.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66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7407" calcext:value-type="float">
            <text:p>91.7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43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lligible Tot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%Memory</text:p>
          </table:table-cell>
          <table:table-cell office:value-type="float" office:value="0.846154" calcext:value-type="float">
            <text:p>0.846154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100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6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3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0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26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140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8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554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1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2.0489" calcext:value-type="float">
            <text:p>82.0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8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74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830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1.685" calcext:value-type="float">
            <text:p>91.6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03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6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26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4.9976" calcext:value-type="float">
            <text:p>94.99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34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table:number-columns-repeated="3" office:value-type="float" office:value="75.8315" calcext:value-type="float">
            <text:p>75.83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219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9.369" calcext:value-type="float">
            <text:p>79.3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5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3" office:value-type="float" office:value="92.1577" calcext:value-type="float">
            <text:p>92.15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231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1.6578" calcext:value-type="float">
            <text:p>71.6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75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88.1165" calcext:value-type="float">
            <text:p>88.1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3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4.0837" calcext:value-type="float">
            <text:p>94.08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0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69.9394" calcext:value-type="float">
            <text:p>69.9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8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0.4534" calcext:value-type="float">
            <text:p>90.4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48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2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81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95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4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3.9577" calcext:value-type="float">
            <text:p>93.95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00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8.6733" calcext:value-type="float">
            <text:p>88.6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7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0.9981" calcext:value-type="float">
            <text:p>80.99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31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1.1154" calcext:value-type="float">
            <text:p>91.1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21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8128" calcext:value-type="float">
            <text:p>99.8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9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9.6262" calcext:value-type="float">
            <text:p>99.6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56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83.7326" calcext:value-type="float">
            <text:p>83.73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36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4401" calcext:value-type="float">
            <text:p>99.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lligible Tot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%Memory</text:p>
          </table:table-cell>
          <table:table-cell office:value-type="float" office:value="0.862069" calcext:value-type="float">
            <text:p>0.862069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64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0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1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9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48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8.5034" calcext:value-type="float">
            <text:p>98.5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61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00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9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7.6688" calcext:value-type="float">
            <text:p>97.66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62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2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8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46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12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6571" calcext:value-type="float">
            <text:p>99.65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16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3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 1414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7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34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6579" calcext:value-type="float">
            <text:p>99.6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59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65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73.6601" calcext:value-type="float">
            <text:p>73.6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716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1.8595" calcext:value-type="float">
            <text:p>91.8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76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849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915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0.1239" calcext:value-type="float">
            <text:p>70.1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7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07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7.1511" calcext:value-type="float">
            <text:p>87.1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71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8.3086" calcext:value-type="float">
            <text:p>68.3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9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3.2559" calcext:value-type="float">
            <text:p>93.25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63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552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62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6.485" calcext:value-type="float">
            <text:p>96.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09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5.2029" calcext:value-type="float">
            <text:p>75.20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9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85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70.8286" calcext:value-type="float">
            <text:p>70.8286</text:p>
          </table:table-cell>
          <table:table-cell office:value-type="string" calcext:value-type="string">
            <text:p><text:s/>FAILURE 3</text:p>
          </table:table-cell>
          <table:table-cell office:value-type="float" office:value="70.8286" calcext:value-type="float">
            <text:p>70.8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<text:s/>ELLIG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298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4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6.4269" calcext:value-type="float">
            <text:p>96.4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0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5.4864" calcext:value-type="float">
            <text:p>95.4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6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5.3127" calcext:value-type="float">
            <text:p>95.3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5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3.9359" calcext:value-type="float">
            <text:p>93.93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14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98.6361" calcext:value-type="float">
            <text:p>98.63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375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68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8.9167" calcext:value-type="float">
            <text:p>88.9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30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3.666" calcext:value-type="float">
            <text:p>83.6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90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6.4275" calcext:value-type="float">
            <text:p>86.4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lligible Tot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DiagT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%Memory</text:p>
          </table:table-cell>
          <table:table-cell office:value-type="float" office:value="0.842105" calcext:value-type="float">
            <text:p>0.842105</text:p>
          </table:table-cell>
          <table:table-cell office:value-type="string" calcext:value-type="string">
            <text:p><text:s/>%Failure</text:p>
          </table:table-cell>
          <table:table-cell office:value-type="float" office:value="0.0588235" calcext:value-type="float">
            <text:p>0.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87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4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4.0113" calcext:value-type="float">
            <text:p>74.0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8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9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3.6192" calcext:value-type="float">
            <text:p>93.6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99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2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33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0.6758" calcext:value-type="float">
            <text:p>70.6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704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78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848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1.8764" calcext:value-type="float">
            <text:p>91.87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92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5.6694" calcext:value-type="float">
            <text:p>95.66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060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26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68.3369" calcext:value-type="float">
            <text:p>68.3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86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4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0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67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9.1058" calcext:value-type="float">
            <text:p>89.10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8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4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3355" calcext:value-type="float">
            <text:p>99.3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1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8.6716" calcext:value-type="float">
            <text:p>98.67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7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9.7724" calcext:value-type="float">
            <text:p>79.7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7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01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3.6455" calcext:value-type="float">
            <text:p>93.64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62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96.3656" calcext:value-type="float">
            <text:p>96.36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232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76.6943" calcext:value-type="float">
            <text:p>76.69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92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3552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84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8.9358" calcext:value-type="float">
            <text:p>88.9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547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Elligible Tot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iagT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Elligible Diag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%Memory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75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42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04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string" calcext:value-type="string">
            <text:p><text:s/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3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892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1.4286" calcext:value-type="float">
            <text:p>71.4286</text:p>
          </table:table-cell>
          <table:table-cell office:value-type="string" calcext:value-type="string">
            <text:p><text:s/>FAILURE 1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: 101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90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177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237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310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84.5154" calcext:value-type="float">
            <text:p>84.5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71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5012" calcext:value-type="float">
            <text:p>99.5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31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9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56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61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8.6959" calcext:value-type="float">
            <text:p>98.69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1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70.7107" calcext:value-type="float">
            <text:p>70.7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80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7.0049" calcext:value-type="float">
            <text:p>97.0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52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013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2113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1.6257" calcext:value-type="float">
            <text:p>81.6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17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8.2289" calcext:value-type="float">
            <text:p>78.2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35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79.7309" calcext:value-type="float">
            <text:p>79.7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0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1.0313" calcext:value-type="float">
            <text:p>91.0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62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8.3072" calcext:value-type="float">
            <text:p>98.3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22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9.4875" calcext:value-type="float">
            <text:p>99.4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485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86.5029" calcext:value-type="float">
            <text:p>86.50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54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0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9.0103" calcext:value-type="float">
            <text:p>89.0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666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74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05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9.8288" calcext:value-type="float">
            <text:p>99.8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866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292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07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table:number-columns-repeated="2" office:value-type="float" office:value="71.4286" calcext:value-type="float">
            <text:p>71.4286</text:p>
          </table:table-cell>
          <table:table-cell office:value-type="string" calcext:value-type="string">
            <text:p><text:s/>FAILURE 3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: 306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table:number-columns-repeated="2" office:value-type="float" office:value="99.486" calcext:value-type="float">
            <text:p>99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3133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7.7513" calcext:value-type="float">
            <text:p>87.75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9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9.1159" calcext:value-type="float">
            <text:p>89.1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54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325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4.0722" calcext:value-type="float">
            <text:p>94.0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04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346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table:number-columns-repeated="3" office:value-type="float" office:value="96.3645" calcext:value-type="float">
            <text:p>96.3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lligible Tot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DiagT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lligible Dia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emoryTo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%Memory</text:p>
          </table:table-cell>
          <table:table-cell office:value-type="float" office:value="0.805556" calcext:value-type="float">
            <text:p>0.805556</text:p>
          </table:table-cell>
          <table:table-cell office:value-type="string" calcext:value-type="string">
            <text:p><text:s/>%Failure</text:p>
          </table:table-cell>
          <table:table-cell office:value-type="float" office:value="0.0645161" calcext:value-type="float">
            <text:p>0.0645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: 515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576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637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633" calcext:value-type="float">
            <text:p>99.46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698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05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969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034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7.4418" calcext:value-type="float">
            <text:p>87.4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161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24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9.4585" calcext:value-type="float">
            <text:p>99.4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35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413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table:number-columns-repeated="2"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me: 1474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2.5722" calcext:value-type="float">
            <text:p>92.57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580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: 165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0.5781" calcext:value-type="float">
            <text:p>70.5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712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67.424" calcext:value-type="float">
            <text:p>67.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1937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89.9831" calcext:value-type="float">
            <text:p>89.98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25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73.8699" calcext:value-type="float">
            <text:p>73.86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11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7.431" calcext:value-type="float">
            <text:p>87.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23720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0.0636" calcext:value-type="float">
            <text:p>90.06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068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7583" calcext:value-type="float">
            <text:p>97.7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28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5.6603" calcext:value-type="float">
            <text:p>75.6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18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86.6519" calcext:value-type="float">
            <text:p>86.6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27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7.4487" calcext:value-type="float">
            <text:p>87.44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me: 347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office:value-type="string" calcext:value-type="string">
            <text:p>Time Take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LLIGI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Faul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lligible Tot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iagT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Elligible DiagT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T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emoryTo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%Memor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%Failur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91" meta:object-count="0"/>
    <meta:generator>LibreOffice/4.2.8.2$Linux_X86_64 LibreOffice_project/420m0$Build-2</meta:generator>
  </office:meta>
</office:document-meta>
</file>